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9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3.043cm"/>
    </style:style>
    <style:style style:name="co6" style:family="table-column">
      <style:table-column-properties fo:break-before="auto" style:column-width="2.63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1.993cm"/>
    </style:style>
    <style:style style:name="co9" style:family="table-column">
      <style:table-column-properties fo:break-before="auto" style:column-width="5.375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51cm"/>
    </style:style>
    <style:style style:name="co12" style:family="table-column">
      <style:table-column-properties fo:break-before="auto" style:column-width="3.239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5.2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8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1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2" style:family="table-cell" style:parent-style-name="Pivot_20_Table_20_Valu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Движение товаров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Цена руб./шт.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6" calcext:value-type="float">
            <text:p>13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9" calcext:value-type="float">
            <text:p>18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0" calcext:value-type="float">
            <text:p>18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3" calcext:value-type="float">
            <text:p>18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4" calcext:value-type="float">
            <text:p>18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7" calcext:value-type="float">
            <text:p>19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8" calcext:value-type="float">
            <text:p>19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1" calcext:value-type="float">
            <text:p>19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9" calcext:value-type="float">
            <text:p>204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0" calcext:value-type="float">
            <text:p>205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3" calcext:value-type="float">
            <text:p>206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4" calcext:value-type="float">
            <text:p>206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7" calcext:value-type="float">
            <text:p>207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8" calcext:value-type="float">
            <text:p>207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1" calcext:value-type="float">
            <text:p>209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2" calcext:value-type="float">
            <text:p>209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5" calcext:value-type="float">
            <text:p>210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6" calcext:value-type="float">
            <text:p>210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9" calcext:value-type="float">
            <text:p>211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0" calcext:value-type="float">
            <text:p>212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3" calcext:value-type="float">
            <text:p>213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4" calcext:value-type="float">
            <text:p>213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7" calcext:value-type="float">
            <text:p>214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8" calcext:value-type="float">
            <text:p>214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1" calcext:value-type="float">
            <text:p>2161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2" calcext:value-type="float">
            <text:p>2162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5" calcext:value-type="float">
            <text:p>2175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6" calcext:value-type="float">
            <text:p>2176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9" calcext:value-type="float">
            <text:p>2189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0" calcext:value-type="float">
            <text:p>2190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3" calcext:value-type="float">
            <text:p>220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4" calcext:value-type="float">
            <text:p>220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7" calcext:value-type="float">
            <text:p>221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8" calcext:value-type="float">
            <text:p>221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1" calcext:value-type="float">
            <text:p>223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2" calcext:value-type="float">
            <text:p>223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5" calcext:value-type="float">
            <text:p>224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6" calcext:value-type="float">
            <text:p>224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9" calcext:value-type="float">
            <text:p>225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0" calcext:value-type="float">
            <text:p>226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1" calcext:value-type="float">
            <text:p>205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2" calcext:value-type="float">
            <text:p>205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5" calcext:value-type="float">
            <text:p>206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6" calcext:value-type="float">
            <text:p>206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9" calcext:value-type="float">
            <text:p>207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0" calcext:value-type="float">
            <text:p>208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3" calcext:value-type="float">
            <text:p>209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4" calcext:value-type="float">
            <text:p>209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7" calcext:value-type="float">
            <text:p>210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8" calcext:value-type="float">
            <text:p>210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1" calcext:value-type="float">
            <text:p>212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2" calcext:value-type="float">
            <text:p>212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5" calcext:value-type="float">
            <text:p>213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6" calcext:value-type="float">
            <text:p>213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9" calcext:value-type="float">
            <text:p>214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0" calcext:value-type="float">
            <text:p>215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3" calcext:value-type="float">
            <text:p>2163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4" calcext:value-type="float">
            <text:p>2164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7" calcext:value-type="float">
            <text:p>2177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8" calcext:value-type="float">
            <text:p>2178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1" calcext:value-type="float">
            <text:p>219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2" calcext:value-type="float">
            <text:p>219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5" calcext:value-type="float">
            <text:p>220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6" calcext:value-type="float">
            <text:p>220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9" calcext:value-type="float">
            <text:p>221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0" calcext:value-type="float">
            <text:p>222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3" calcext:value-type="float">
            <text:p>223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4" calcext:value-type="float">
            <text:p>223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7" calcext:value-type="float">
            <text:p>224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8" calcext:value-type="float">
            <text:p>224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1" calcext:value-type="float">
            <text:p>226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2" calcext:value-type="float">
            <text:p>226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3" calcext:value-type="float">
            <text:p>205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4" calcext:value-type="float">
            <text:p>205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7" calcext:value-type="float">
            <text:p>206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8" calcext:value-type="float">
            <text:p>206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1" calcext:value-type="float">
            <text:p>208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2" calcext:value-type="float">
            <text:p>208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5" calcext:value-type="float">
            <text:p>209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6" calcext:value-type="float">
            <text:p>209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9" calcext:value-type="float">
            <text:p>210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0" calcext:value-type="float">
            <text:p>211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3" calcext:value-type="float">
            <text:p>212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4" calcext:value-type="float">
            <text:p>212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7" calcext:value-type="float">
            <text:p>213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8" calcext:value-type="float">
            <text:p>213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1" calcext:value-type="float">
            <text:p>215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2" calcext:value-type="float">
            <text:p>215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5" calcext:value-type="float">
            <text:p>2165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6" calcext:value-type="float">
            <text:p>2166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9" calcext:value-type="float">
            <text:p>2179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0" calcext:value-type="float">
            <text:p>2180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3" calcext:value-type="float">
            <text:p>219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4" calcext:value-type="float">
            <text:p>219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7" calcext:value-type="float">
            <text:p>220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8" calcext:value-type="float">
            <text:p>220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1" calcext:value-type="float">
            <text:p>222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2" calcext:value-type="float">
            <text:p>222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5" calcext:value-type="float">
            <text:p>223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6" calcext:value-type="float">
            <text:p>223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9" calcext:value-type="float">
            <text:p>224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0" calcext:value-type="float">
            <text:p>225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3" calcext:value-type="float">
            <text:p>226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4" calcext:value-type="float">
            <text:p>226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 table:visibility="filter">
          <table:table-cell office:value-type="float" office:value="750" calcext:value-type="float">
            <text:p>75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3" table:visibility="filter">
          <table:table-cell office:value-type="float" office:value="761" calcext:value-type="float">
            <text:p>76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5" calcext:value-type="float">
            <text:p>205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6" calcext:value-type="float">
            <text:p>205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9" calcext:value-type="float">
            <text:p>206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0" calcext:value-type="float">
            <text:p>207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3" calcext:value-type="float">
            <text:p>208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4" calcext:value-type="float">
            <text:p>208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7" calcext:value-type="float">
            <text:p>209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8" calcext:value-type="float">
            <text:p>209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1" calcext:value-type="float">
            <text:p>211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2" calcext:value-type="float">
            <text:p>211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5" calcext:value-type="float">
            <text:p>212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6" calcext:value-type="float">
            <text:p>212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9" calcext:value-type="float">
            <text:p>213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0" calcext:value-type="float">
            <text:p>214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3" calcext:value-type="float">
            <text:p>215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4" calcext:value-type="float">
            <text:p>215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7" calcext:value-type="float">
            <text:p>2167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8" calcext:value-type="float">
            <text:p>2168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1" calcext:value-type="float">
            <text:p>2181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2" calcext:value-type="float">
            <text:p>2182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5" calcext:value-type="float">
            <text:p>219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6" calcext:value-type="float">
            <text:p>219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9" calcext:value-type="float">
            <text:p>220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0" calcext:value-type="float">
            <text:p>221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3" calcext:value-type="float">
            <text:p>222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4" calcext:value-type="float">
            <text:p>222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7" calcext:value-type="float">
            <text:p>223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8" calcext:value-type="float">
            <text:p>223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1" calcext:value-type="float">
            <text:p>225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2" calcext:value-type="float">
            <text:p>225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5" calcext:value-type="float">
            <text:p>226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6" calcext:value-type="float">
            <text:p>226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7" calcext:value-type="float">
            <text:p>205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8" calcext:value-type="float">
            <text:p>205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1" calcext:value-type="float">
            <text:p>207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2" calcext:value-type="float">
            <text:p>207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5" calcext:value-type="float">
            <text:p>208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6" calcext:value-type="float">
            <text:p>208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9" calcext:value-type="float">
            <text:p>209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0" calcext:value-type="float">
            <text:p>210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3" calcext:value-type="float">
            <text:p>211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4" calcext:value-type="float">
            <text:p>211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7" calcext:value-type="float">
            <text:p>212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8" calcext:value-type="float">
            <text:p>212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1" calcext:value-type="float">
            <text:p>214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2" calcext:value-type="float">
            <text:p>214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5" calcext:value-type="float">
            <text:p>215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6" calcext:value-type="float">
            <text:p>215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9" calcext:value-type="float">
            <text:p>2169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0" calcext:value-type="float">
            <text:p>2170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3" calcext:value-type="float">
            <text:p>2183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4" calcext:value-type="float">
            <text:p>2184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7" calcext:value-type="float">
            <text:p>219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8" calcext:value-type="float">
            <text:p>219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1" calcext:value-type="float">
            <text:p>221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2" calcext:value-type="float">
            <text:p>221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5" calcext:value-type="float">
            <text:p>222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6" calcext:value-type="float">
            <text:p>222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9" calcext:value-type="float">
            <text:p>223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0" calcext:value-type="float">
            <text:p>224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3" calcext:value-type="float">
            <text:p>225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4" calcext:value-type="float">
            <text:p>225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7" calcext:value-type="float">
            <text:p>226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8" calcext:value-type="float">
            <text:p>226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480" calcext:value-type="float">
            <text:p>14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4" table:visibility="filter">
          <table:table-cell office:value-type="float" office:value="1523" calcext:value-type="float">
            <text:p>15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4" calcext:value-type="float">
            <text:p>15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1" calcext:value-type="float">
            <text:p>18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2" calcext:value-type="float">
            <text:p>18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5" calcext:value-type="float">
            <text:p>18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6" calcext:value-type="float">
            <text:p>18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9" calcext:value-type="float">
            <text:p>19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0" calcext:value-type="float">
            <text:p>19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3" calcext:value-type="float">
            <text:p>19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4" calcext:value-type="float">
            <text:p>19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0" calcext:value-type="float">
            <text:p>13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4" calcext:value-type="float">
            <text:p>13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4" calcext:value-type="float">
            <text:p>16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3" calcext:value-type="float">
            <text:p>18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4" calcext:value-type="float">
            <text:p>18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7" calcext:value-type="float">
            <text:p>18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8" calcext:value-type="float">
            <text:p>18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1" calcext:value-type="float">
            <text:p>19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2" calcext:value-type="float">
            <text:p>19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5" calcext:value-type="float">
            <text:p>19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9" calcext:value-type="float">
            <text:p>205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0" calcext:value-type="float">
            <text:p>206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3" calcext:value-type="float">
            <text:p>207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4" calcext:value-type="float">
            <text:p>207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7" calcext:value-type="float">
            <text:p>208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8" calcext:value-type="float">
            <text:p>208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1" calcext:value-type="float">
            <text:p>210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2" calcext:value-type="float">
            <text:p>210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5" calcext:value-type="float">
            <text:p>211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6" calcext:value-type="float">
            <text:p>211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29" calcext:value-type="float">
            <text:p>212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0" calcext:value-type="float">
            <text:p>213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3" calcext:value-type="float">
            <text:p>214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4" calcext:value-type="float">
            <text:p>214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7" calcext:value-type="float">
            <text:p>215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8" calcext:value-type="float">
            <text:p>215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1" calcext:value-type="float">
            <text:p>2171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2" calcext:value-type="float">
            <text:p>2172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5" calcext:value-type="float">
            <text:p>2185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6" calcext:value-type="float">
            <text:p>2186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99" calcext:value-type="float">
            <text:p>219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0" calcext:value-type="float">
            <text:p>220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3" calcext:value-type="float">
            <text:p>221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4" calcext:value-type="float">
            <text:p>221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7" calcext:value-type="float">
            <text:p>222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8" calcext:value-type="float">
            <text:p>222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1" calcext:value-type="float">
            <text:p>224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2" calcext:value-type="float">
            <text:p>224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5" calcext:value-type="float">
            <text:p>225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6" calcext:value-type="float">
            <text:p>225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9" calcext:value-type="float">
            <text:p>226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0" calcext:value-type="float">
            <text:p>227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4" calcext:value-type="float">
            <text:p>1334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8" calcext:value-type="float">
            <text:p>1338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1" calcext:value-type="float">
            <text:p>206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2" calcext:value-type="float">
            <text:p>206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5" calcext:value-type="float">
            <text:p>207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6" calcext:value-type="float">
            <text:p>207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9" calcext:value-type="float">
            <text:p>208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0" calcext:value-type="float">
            <text:p>209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3" calcext:value-type="float">
            <text:p>2103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4" calcext:value-type="float">
            <text:p>2104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7" calcext:value-type="float">
            <text:p>2117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18" calcext:value-type="float">
            <text:p>2118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1" calcext:value-type="float">
            <text:p>2131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32" calcext:value-type="float">
            <text:p>2132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5" calcext:value-type="float">
            <text:p>2145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46" calcext:value-type="float">
            <text:p>2146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59" calcext:value-type="float">
            <text:p>2159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60" calcext:value-type="float">
            <text:p>2160</text:p>
          </table:table-cell>
          <table:table-cell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3" calcext:value-type="float">
            <text:p>2173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74" calcext:value-type="float">
            <text:p>2174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7" calcext:value-type="float">
            <text:p>2187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88" calcext:value-type="float">
            <text:p>2188</text:p>
          </table:table-cell>
          <table:table-cell office:value-type="date" office:date-value="2021-06-09" calcext:value-type="date">
            <text:p>09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1" calcext:value-type="float">
            <text:p>220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02" calcext:value-type="float">
            <text:p>220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5" calcext:value-type="float">
            <text:p>2215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16" calcext:value-type="float">
            <text:p>2216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29" calcext:value-type="float">
            <text:p>2229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0" calcext:value-type="float">
            <text:p>2230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3" calcext:value-type="float">
            <text:p>2243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4" calcext:value-type="float">
            <text:p>2244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7" calcext:value-type="float">
            <text:p>2257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8" calcext:value-type="float">
            <text:p>2258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office:value-type="date" office:date-value="2021-06-10" calcext:value-type="date">
            <text:p>10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238" calcext:value-type="float">
            <text:p>238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2" calcext:value-type="float">
            <text:p>12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4" table:visibility="filter">
          <table:table-cell office:value-type="float" office:value="981" calcext:value-type="float">
            <text:p>9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4" table:visibility="filter">
          <table:table-cell office:value-type="float" office:value="982" calcext:value-type="float">
            <text:p>9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81" calcext:value-type="float">
            <text:p>81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4" calcext:value-type="float">
            <text:p>12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1" calcext:value-type="float">
            <text:p>93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4" table:visibility="filter">
          <table:table-cell office:value-type="float" office:value="932" calcext:value-type="float">
            <text:p>93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6" calcext:value-type="float">
            <text:p>12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24" calcext:value-type="float">
            <text:p>124</text:p>
          </table:table-cell>
          <table:table-cell office:value-type="float" office:value="47" calcext:value-type="float">
            <text:p>47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6" calcext:value-type="float">
            <text:p>13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5" calcext:value-type="float">
            <text:p>18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6" calcext:value-type="float">
            <text:p>18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9" calcext:value-type="float">
            <text:p>18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0" calcext:value-type="float">
            <text:p>18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3" calcext:value-type="float">
            <text:p>19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4" calcext:value-type="float">
            <text:p>19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7" calcext:value-type="float">
            <text:p>19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8" calcext:value-type="float">
            <text:p>19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4" calcext:value-type="float">
            <text:p>13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7" calcext:value-type="float">
            <text:p>18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8" calcext:value-type="float">
            <text:p>18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1" calcext:value-type="float">
            <text:p>18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2" calcext:value-type="float">
            <text:p>18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5" calcext:value-type="float">
            <text:p>19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6" calcext:value-type="float">
            <text:p>19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9" calcext:value-type="float">
            <text:p>19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4" table:visibility="filter">
          <table:table-cell office:value-type="float" office:value="32" calcext:value-type="float">
            <text:p>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4" table:visibility="filter">
          <table:table-cell office:value-type="float" office:value="73" calcext:value-type="float">
            <text:p>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3" calcext:value-type="float">
            <text:p>93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4" calcext:value-type="float">
            <text:p>93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6" calcext:value-type="float">
            <text:p>13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39" calcext:value-type="float">
            <text:p>18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0" calcext:value-type="float">
            <text:p>18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3" calcext:value-type="float">
            <text:p>18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4" calcext:value-type="float">
            <text:p>18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7" calcext:value-type="float">
            <text:p>19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8" calcext:value-type="float">
            <text:p>19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1" calcext:value-type="float">
            <text:p>19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2" calcext:value-type="float">
            <text:p>19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27" calcext:value-type="float">
            <text:p>127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8" calcext:value-type="float">
            <text:p>121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4" calcext:value-type="float">
            <text:p>154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6" calcext:value-type="float">
            <text:p>146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2" calcext:value-type="float">
            <text:p>122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6" calcext:value-type="float">
            <text:p>119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6377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8" calcext:value-type="float">
            <text:p>105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2" calcext:value-type="float">
            <text:p>128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59" calcext:value-type="float">
            <text:p>105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3" calcext:value-type="float">
            <text:p>1283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106" calcext:value-type="float">
            <text:p>106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330" calcext:value-type="float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370" calcext:value-type="float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1" calcext:value-type="float">
            <text:p>18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2" calcext:value-type="float">
            <text:p>18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5" calcext:value-type="float">
            <text:p>18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6" calcext:value-type="float">
            <text:p>18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29" calcext:value-type="float">
            <text:p>19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3" calcext:value-type="float">
            <text:p>19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3" calcext:value-type="float">
            <text:p>18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4" calcext:value-type="float">
            <text:p>18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7" calcext:value-type="float">
            <text:p>18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8" calcext:value-type="float">
            <text:p>18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1" calcext:value-type="float">
            <text:p>19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2" calcext:value-type="float">
            <text:p>19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5" calcext:value-type="float">
            <text:p>19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2" calcext:value-type="float">
            <text:p>13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6" calcext:value-type="float">
            <text:p>14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1" calcext:value-type="float">
            <text:p>18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2" calcext:value-type="float">
            <text:p>18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5" calcext:value-type="float">
            <text:p>18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6" calcext:value-type="float">
            <text:p>18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3" calcext:value-type="float">
            <text:p>53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89" calcext:value-type="float">
            <text:p>18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0" calcext:value-type="float">
            <text:p>18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3" calcext:value-type="float">
            <text:p>19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7" calcext:value-type="float">
            <text:p>19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3" calcext:value-type="float">
            <text:p>18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4" calcext:value-type="float">
            <text:p>18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7" calcext:value-type="float">
            <text:p>18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8" calcext:value-type="float">
            <text:p>18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1" calcext:value-type="float">
            <text:p>18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2" calcext:value-type="float">
            <text:p>18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5" calcext:value-type="float">
            <text:p>19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6" calcext:value-type="float">
            <text:p>19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79" calcext:value-type="float">
            <text:p>19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0" calcext:value-type="float">
            <text:p>14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5" calcext:value-type="float">
            <text:p>18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6" calcext:value-type="float">
            <text:p>18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49" calcext:value-type="float">
            <text:p>18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0" calcext:value-type="float">
            <text:p>18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3" calcext:value-type="float">
            <text:p>18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4" calcext:value-type="float">
            <text:p>18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7" calcext:value-type="float">
            <text:p>19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1" calcext:value-type="float">
            <text:p>19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6" calcext:value-type="float">
            <text:p>20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2" calcext:value-type="float">
            <text:p>14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7" calcext:value-type="float">
            <text:p>18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8" calcext:value-type="float">
            <text:p>18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1" calcext:value-type="float">
            <text:p>18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2" calcext:value-type="float">
            <text:p>18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5" calcext:value-type="float">
            <text:p>18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6" calcext:value-type="float">
            <text:p>18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39" calcext:value-type="float">
            <text:p>19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0" calcext:value-type="float">
            <text:p>19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3" calcext:value-type="float">
            <text:p>19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4" calcext:value-type="float">
            <text:p>19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7" calcext:value-type="float">
            <text:p>20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8" calcext:value-type="float">
            <text:p>20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230" calcext:value-type="float">
            <text:p>23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4" calcext:value-type="float">
            <text:p>14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09" calcext:value-type="float">
            <text:p>18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0" calcext:value-type="float">
            <text:p>18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3" calcext:value-type="float">
            <text:p>18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4" calcext:value-type="float">
            <text:p>18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7" calcext:value-type="float">
            <text:p>18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8" calcext:value-type="float">
            <text:p>18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1" calcext:value-type="float">
            <text:p>19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2" calcext:value-type="float">
            <text:p>19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5" calcext:value-type="float">
            <text:p>19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29" calcext:value-type="float">
            <text:p>20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0" calcext:value-type="float">
            <text:p>20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2" calcext:value-type="float">
            <text:p>13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6" calcext:value-type="float">
            <text:p>14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1" calcext:value-type="float">
            <text:p>18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2" calcext:value-type="float">
            <text:p>18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5" calcext:value-type="float">
            <text:p>18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6" calcext:value-type="float">
            <text:p>18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99" calcext:value-type="float">
            <text:p>18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0" calcext:value-type="float">
            <text:p>19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4" calcext:value-type="float">
            <text:p>19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8" calcext:value-type="float">
            <text:p>19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1" calcext:value-type="float">
            <text:p>20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2" calcext:value-type="float">
            <text:p>20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8" calcext:value-type="float">
            <text:p>16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3" calcext:value-type="float">
            <text:p>18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4" calcext:value-type="float">
            <text:p>18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7" calcext:value-type="float">
            <text:p>18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8" calcext:value-type="float">
            <text:p>18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1" calcext:value-type="float">
            <text:p>19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2" calcext:value-type="float">
            <text:p>19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5" calcext:value-type="float">
            <text:p>19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6" calcext:value-type="float">
            <text:p>19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89" calcext:value-type="float">
            <text:p>19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3" calcext:value-type="float">
            <text:p>20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4" calcext:value-type="float">
            <text:p>20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5" calcext:value-type="float">
            <text:p>18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6" calcext:value-type="float">
            <text:p>18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59" calcext:value-type="float">
            <text:p>18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0" calcext:value-type="float">
            <text:p>18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3" calcext:value-type="float">
            <text:p>19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4" calcext:value-type="float">
            <text:p>19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7" calcext:value-type="float">
            <text:p>19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8" calcext:value-type="float">
            <text:p>19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1" calcext:value-type="float">
            <text:p>19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2" calcext:value-type="float">
            <text:p>19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5" calcext:value-type="float">
            <text:p>20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6" calcext:value-type="float">
            <text:p>20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3" calcext:value-type="float">
            <text:p>13</text:p>
          </table:table-cell>
          <table:table-cell office:value-type="float" office:value="470" calcext:value-type="float">
            <text:p>4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2" calcext:value-type="float">
            <text:p>16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7" calcext:value-type="float">
            <text:p>18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8" calcext:value-type="float">
            <text:p>18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1" calcext:value-type="float">
            <text:p>18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2" calcext:value-type="float">
            <text:p>18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5" calcext:value-type="float">
            <text:p>19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6" calcext:value-type="float">
            <text:p>19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49" calcext:value-type="float">
            <text:p>19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3" calcext:value-type="float">
            <text:p>19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7" calcext:value-type="float">
            <text:p>20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8" calcext:value-type="float">
            <text:p>20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19" calcext:value-type="float">
            <text:p>18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0" calcext:value-type="float">
            <text:p>18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3" calcext:value-type="float">
            <text:p>18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4" calcext:value-type="float">
            <text:p>18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1" calcext:value-type="float">
            <text:p>41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7" calcext:value-type="float">
            <text:p>19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8" calcext:value-type="float">
            <text:p>19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1" calcext:value-type="float">
            <text:p>19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2" calcext:value-type="float">
            <text:p>19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5" calcext:value-type="float">
            <text:p>19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6" calcext:value-type="float">
            <text:p>19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3" calcext:value-type="float">
            <text:p>43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39" calcext:value-type="float">
            <text:p>20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0" calcext:value-type="float">
            <text:p>20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2" calcext:value-type="float">
            <text:p>13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6" calcext:value-type="float">
            <text:p>16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1" calcext:value-type="float">
            <text:p>182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2" calcext:value-type="float">
            <text:p>182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5" calcext:value-type="float">
            <text:p>186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6" calcext:value-type="float">
            <text:p>186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09" calcext:value-type="float">
            <text:p>190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0" calcext:value-type="float">
            <text:p>191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7" calcext:value-type="float">
            <text:p>199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31" calcext:value-type="float">
            <text:p>31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1" calcext:value-type="float">
            <text:p>204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2" calcext:value-type="float">
            <text:p>204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3" calcext:value-type="float">
            <text:p>182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4" calcext:value-type="float">
            <text:p>182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7" calcext:value-type="float">
            <text:p>186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8" calcext:value-type="float">
            <text:p>186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1" calcext:value-type="float">
            <text:p>191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2" calcext:value-type="float">
            <text:p>191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5" calcext:value-type="float">
            <text:p>195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99" calcext:value-type="float">
            <text:p>199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0" calcext:value-type="float">
            <text:p>200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3" calcext:value-type="float">
            <text:p>204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4" calcext:value-type="float">
            <text:p>204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6" calcext:value-type="float">
            <text:p>138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5" calcext:value-type="float">
            <text:p>182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6" calcext:value-type="float">
            <text:p>182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69" calcext:value-type="float">
            <text:p>186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0" calcext:value-type="float">
            <text:p>187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3" calcext:value-type="float">
            <text:p>191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4" calcext:value-type="float">
            <text:p>191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7" calcext:value-type="float">
            <text:p>195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5" calcext:value-type="float">
            <text:p>204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6" calcext:value-type="float">
            <text:p>204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1" calcext:value-type="float">
            <text:p>11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7" calcext:value-type="float">
            <text:p>182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28" calcext:value-type="float">
            <text:p>182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1" calcext:value-type="float">
            <text:p>1871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872" calcext:value-type="float">
            <text:p>1872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5" calcext:value-type="float">
            <text:p>1915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16" calcext:value-type="float">
            <text:p>1916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59" calcext:value-type="float">
            <text:p>1959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1960" calcext:value-type="float">
            <text:p>1960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3" calcext:value-type="float">
            <text:p>2003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04" calcext:value-type="float">
            <text:p>2004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7" calcext:value-type="float">
            <text:p>2047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float" office:value="2048" calcext:value-type="float">
            <text:p>2048</text:p>
          </table:table-cell>
          <table:table-cell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  <table:table-cell table:number-columns-repeated="16377"/>
        </table:table-row>
      </table:table>
      <table:table table:name="Товар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6378" table:default-cell-style-name="Default"/>
        <table:table-row table:style-name="ro5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. изм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оставщик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637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Бакалея</text:p>
          </table:table-cell>
          <table:table-cell table:style-name="ce3" office:value-type="string" calcext:value-type="string">
            <text:p>Кофе растворимый</text:p>
          </table:table-cell>
          <table:table-cell table:style-name="ce3" office:value-type="string" calcext:value-type="string">
            <text:p>кг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"Чай-кофе-сахар"</text:p>
          </table:table-cell>
          <table:table-cell table:number-columns-repeated="1637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Бакалея</text:p>
          </table:table-cell>
          <table:table-cell table:style-name="ce3" office:value-type="string" calcext:value-type="string">
            <text:p>Кофе в зернах </text:p>
          </table:table-cell>
          <table:table-cell table:style-name="ce3" office:value-type="string" calcext:value-type="string">
            <text:p>кг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string" calcext:value-type="string">
            <text:p>"Чай-кофе-сахар"</text:p>
          </table:table-cell>
          <table:table-cell table:number-columns-repeated="1637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Бакалея</text:p>
          </table:table-cell>
          <table:table-cell table:style-name="ce3" office:value-type="string" calcext:value-type="string">
            <text:p>Кофе молотый</text:p>
          </table:table-cell>
          <table:table-cell table:style-name="ce3" office:value-type="string" calcext:value-type="string">
            <text:p>кг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string" calcext:value-type="string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6378"/>
        </table:table-row>
      </table:table>
      <table:table table:name="Магазин" table:style-name="ta3">
        <office:forms form:automatic-focus="false" form:apply-design-mode="false"/>
        <table:table-column table:style-name="co13" table:default-cell-style-name="ce5"/>
        <table:table-column table:style-name="co14" table:default-cell-style-name="Default"/>
        <table:table-column table:style-name="co15" table:default-cell-style-name="Default"/>
        <table:table-column table:style-name="co7" table:number-columns-repeated="16381" table:default-cell-style-name="Default"/>
        <table:table-row table:style-name="ro2">
          <table:table-cell table:style-name="ce4" office:value-type="string" calcext:value-type="string">
            <text:p>ID магазина</text:p>
          </table:table-cell>
          <table:table-cell table:style-name="ce4" office:value-type="string" calcext:value-type="string">
            <text:p>Район</text:p>
          </table:table-cell>
          <table:table-cell table:style-name="ce4" office:value-type="string" calcext:value-type="string">
            <text:p>Адрес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  <table:table-cell table:number-columns-repeated="16381"/>
        </table:table-row>
        <table:table-row table:style-name="ro2" table:visibility="filter">
          <table:table-cell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  <table:table-cell table:number-columns-repeated="16381"/>
        </table:table-row>
      </table:table>
      <table:table table:name="Лист4" table:style-name="ta4">
        <office:forms form:automatic-focus="false" form:apply-design-mode="false"/>
        <table:table-column table:style-name="co16" table:default-cell-style-name="Default"/>
        <table:table-column table:style-name="co16" table:default-cell-style-name="ce2"/>
        <table:table-column table:style-name="co16" table:number-columns-repeated="5" table:default-cell-style-name="Default"/>
        <table:table-row table:style-name="ro6">
          <table:table-cell table:style-name="ce1"/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Цена руб./шт.</text:p>
          </table:table-cell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</table:table-row>
        <table:table-row table:style-name="ro7">
          <table:table-cell office:value-type="float" office:value="79" calcext:value-type="float">
            <text:p>7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</table:table-row>
        <table:table-row table:style-name="ro7">
          <table:table-cell office:value-type="float" office:value="289" calcext:value-type="float">
            <text:p>28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30" calcext:value-type="float">
            <text:p>330</text:p>
          </table:table-cell>
        </table:table-row>
        <table:table-row table:style-name="ro7">
          <table:table-cell office:value-type="float" office:value="499" calcext:value-type="float">
            <text:p>49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</table:table-row>
        <table:table-row table:style-name="ro7">
          <table:table-cell office:value-type="float" office:value="541" calcext:value-type="float">
            <text:p>5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</table:table-row>
        <table:table-row table:style-name="ro7">
          <table:table-cell office:value-type="float" office:value="81" calcext:value-type="float">
            <text:p>8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370" calcext:value-type="float">
            <text:p>370</text:p>
          </table:table-cell>
        </table:table-row>
        <table:table-row table:style-name="ro7">
          <table:table-cell office:value-type="float" office:value="291" calcext:value-type="float">
            <text:p>29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</table:table-row>
        <table:table-row table:style-name="ro7">
          <table:table-cell office:value-type="float" office:value="501" calcext:value-type="float">
            <text:p>50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</table:table-row>
        <table:table-row table:style-name="ro7">
          <table:table-cell office:value-type="float" office:value="543" calcext:value-type="float">
            <text:p>54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office:value-type="float" office:value="370" calcext:value-type="float">
            <text:p>370</text:p>
          </table:table-cell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7">
          <table:table-cell office:value-type="float" office:value="83" calcext:value-type="float">
            <text:p>8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7">
          <table:table-cell office:value-type="float" office:value="293" calcext:value-type="float">
            <text:p>29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7">
          <table:table-cell office:value-type="float" office:value="503" calcext:value-type="float">
            <text:p>503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7">
          <table:table-cell office:value-type="float" office:value="545" calcext:value-type="float">
            <text:p>545</text:p>
          </table:table-cell>
          <table:table-cell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Сводная таблица_Лист4_1" table:style-name="ta4">
        <office:forms form:automatic-focus="false" form:apply-design-mode="false"/>
        <table:table-column table:style-name="co16" table:default-cell-style-name="ce6"/>
        <table:table-column table:style-name="co16" table:number-columns-repeated="2" table:default-cell-style-name="ce9"/>
        <table:table-column table:style-name="co16" table:default-cell-style-name="ce13"/>
        <table:table-row table:style-name="ro8">
          <table:table-cell office:value-type="string" calcext:value-type="string">
            <text:p>Артикул</text:p>
          </table:table-cell>
          <table:table-cell table:number-columns-repeated="3"/>
        </table:table-row>
        <table:table-row table:style-name="ro7">
          <table:table-cell table:style-name="ce7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4"/>
        </table:table-row>
        <table:table-row table:style-name="ro7">
          <table:table-cell table:style-name="ce8" office:value-type="float" office:value="890" calcext:value-type="float">
            <text:p>890</text:p>
          </table:table-cell>
          <table:table-cell table:style-name="ce11" office:value-type="float" office:value="890" calcext:value-type="float">
            <text:p>890</text:p>
          </table:table-cell>
          <table:table-cell table:style-name="ce12" office:value-type="float" office:value="890" calcext:value-type="float">
            <text:p>890</text:p>
          </table:table-cell>
          <table:table-cell table:style-name="ce15"/>
        </table:table-row>
        <table:table-row table:style-name="ro7">
          <table:table-cell table:style-name="Default" table:formula="of:=[.A3]*0.2" office:value-type="float" office:value="178" calcext:value-type="float">
            <text:p>178</text:p>
          </table:table-cell>
          <table:table-cell table:style-name="Default" table:formula="of:=[.B3]*0.5" office:value-type="float" office:value="445" calcext:value-type="float">
            <text:p>445</text:p>
          </table:table-cell>
          <table:table-cell table:style-name="Default" table:formula="of:=[.C3]*0.2" office:value-type="float" office:value="178" calcext:value-type="float">
            <text:p>178</text:p>
          </table:table-cell>
          <table:table-cell table:style-name="Default" table:formula="of:=SUM([.A4:.C4])" office:value-type="float" office:value="801" calcext:value-type="float">
            <text:p>801</text:p>
          </table:table-cell>
        </table:table-row>
      </table:table>
      <table:named-expressions/>
      <table:database-ranges>
        <table:database-range table:name="__Anonymous_Sheet_DB__0" table:target-range-address="'Движение товаров'.A1:'Движение товаров'.G2273" table:display-filter-buttons="true">
          <table:filter>
            <table:filter-and>
              <table:filter-condition table:value="46" table:operator="=" table:field-number="3">
                <table:filter-set-item table:value="46"/>
                <table:filter-set-item table:value="47"/>
                <table:filter-set-item table:value="48"/>
              </table:filter-condition>
              <table:filter-condition table:value="Поступление" table:operator="=" table:field-number="4"/>
              <table:filter-condition table:value="M1" table:operator="=" table:field-number="2">
                <table:filter-set-item table:value="M1"/>
                <table:filter-set-item table:value="M10"/>
                <table:filter-set-item table:value="M15"/>
                <table:filter-set-item table:value="M5"/>
                <table:filter-set-item table:value="M6"/>
              </table:filter-condition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1" table:target-range-address="Товар.A1:Товар.F65" table:display-filter-buttons="true">
          <table:filter>
            <table:filter-and>
              <table:filter-condition table:value="46" table:operator="=" table:field-number="0">
                <table:filter-set-item table:value="46"/>
                <table:filter-set-item table:value="47"/>
                <table:filter-set-item table:value="48"/>
              </table:filter-condition>
            </table:filter-and>
          </table:filter>
        </table:database-range>
        <table:database-range table:name="__Anonymous_Sheet_DB__2" table:target-range-address="Магазин.A1:Магазин.C17" table:display-filter-buttons="true">
          <table:filter>
            <table:filter-and>
              <table:filter-condition table:value="Октябрьский" table:operator="=" table:field-number="1"/>
            </table:filter-and>
          </table:filter>
        </table:database-range>
      </table:database-ranges>
      <table:data-pilot-tables>
        <table:data-pilot-table table:name="DataPilot1" table:application-data="" table:target-range-address="'Сводная таблица_Лист4_1'.A1:'Сводная таблица_Лист4_1'.D3" table:buttons="'Сводная таблица_Лист4_1'.A1" table:show-filter-button="false" table:drill-down-on-double-click="false">
          <table:source-cell-range table:cell-range-address="Лист4.A1:Лист4.G16"/>
          <table:data-pilot-field table:source-field-name="Артикул" table:orientation="column" table:used-hierarchy="0" table:function="auto">
            <table:data-pilot-level table:show-empty="false" calcext:repeat-item-labels="false">
              <table:data-pilot-members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Количество упаковок, шт." table:orientation="data" table:used-hierarchy="0" table:function="sum">
            <table:data-pilot-level table:show-empty="false" calcext:repeat-item-labels="false">
              <table:data-pilot-members>
                <table:data-pilot-member table:name="170" table:display="true" table:show-details="true"/>
                <table:data-pilot-member table:name="1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лава</meta:initial-creator>
    <meta:creation-date>2021-07-09T17:04:06</meta:creation-date>
    <dc:date>2024-09-25T19:00:16.061000000</dc:date>
    <meta:generator>LibreOffice/24.8.1.2$Windows_X86_64 LibreOffice_project/87fa9aec1a63e70835390b81c40bb8993f1d4ff6</meta:generator>
    <meta:editing-duration>PT26S</meta:editing-duration>
    <meta:editing-cycles>1</meta:editing-cycles>
    <meta:document-statistic meta:table-count="5" meta:cell-count="16474" meta:object-count="0"/>
    <meta:user-defined meta:name="AppVersion">16.0300</meta:user-defined>
  </office:meta>
</office:document-meta>
</file>